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province</text:p>
          </table:table-cell>
          <table:table-cell office:value-type="string" calcext:value-type="string">
            <text:p>total_population</text:p>
          </table:table-cell>
          <table:table-cell office:value-type="string" calcext:value-type="string">
            <text:p>target_vaccination</text:p>
          </table:table-cell>
          <table:table-cell office:value-type="string" calcext:value-type="string">
            <text:p>mar_april_vaccination</text:p>
          </table:table-cell>
          <table:table-cell office:value-type="string" calcext:value-type="string">
            <text:p>june_vaccination</text:p>
          </table:table-cell>
          <table:table-cell office:value-type="string" calcext:value-type="string">
            <text:p>july_vaccination</text:p>
          </table:table-cell>
          <table:table-cell office:value-type="string" calcext:value-type="string">
            <text:p>august_vaccination</text:p>
          </table:table-cell>
          <table:table-cell office:value-type="string" calcext:value-type="string">
            <text:p>september_vaccin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กระบี่</text:p>
          </table:table-cell>
          <table:table-cell office:value-type="float" office:value="503537" calcext:value-type="float">
            <text:p>503537</text:p>
          </table:table-cell>
          <table:table-cell office:value-type="float" office:value="352476" calcext:value-type="float">
            <text:p>352476</text:p>
          </table:table-cell>
          <table:table-cell office:value-type="float" office:value="19780" calcext:value-type="float">
            <text:p>19780</text:p>
          </table:table-cell>
          <table:table-cell office:value-type="float" office:value="67000" calcext:value-type="float">
            <text:p>67000</text:p>
          </table:table-cell>
          <table:table-cell office:value-type="float" office:value="266000" calcext:value-type="float">
            <text:p>26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กรุงเทพมหานคร</text:p>
          </table:table-cell>
          <table:table-cell office:value-type="float" office:value="7699174" calcext:value-type="float">
            <text:p>7699174</text:p>
          </table:table-cell>
          <table:table-cell office:value-type="float" office:value="5389422" calcext:value-type="float">
            <text:p>5389422</text:p>
          </table:table-cell>
          <table:table-cell office:value-type="float" office:value="369631" calcext:value-type="float">
            <text:p>369631</text:p>
          </table:table-cell>
          <table:table-cell table:number-columns-repeated="2" office:value-type="float" office:value="2510000" calcext:value-type="float">
            <text:p>25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กาญจนบุรี</text:p>
          </table:table-cell>
          <table:table-cell office:value-type="float" office:value="848454" calcext:value-type="float">
            <text:p>848454</text:p>
          </table:table-cell>
          <table:table-cell office:value-type="float" office:value="593918" calcext:value-type="float">
            <text:p>593918</text:p>
          </table:table-cell>
          <table:table-cell office:value-type="float" office:value="12040" calcext:value-type="float">
            <text:p>12040</text:p>
          </table:table-cell>
          <table:table-cell office:value-type="float" office:value="35000" calcext:value-type="float">
            <text:p>35000</text:p>
          </table:table-cell>
          <table:table-cell office:value-type="float" office:value="47000" calcext:value-type="float">
            <text:p>47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367000" calcext:value-type="float">
            <text:p>36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กาฬสินธุ์</text:p>
          </table:table-cell>
          <table:table-cell office:value-type="float" office:value="978298" calcext:value-type="float">
            <text:p>978298</text:p>
          </table:table-cell>
          <table:table-cell office:value-type="float" office:value="684809" calcext:value-type="float">
            <text:p>684809</text:p>
          </table:table-cell>
          <table:table-cell office:value-type="float" office:value="11940" calcext:value-type="float">
            <text:p>11940</text:p>
          </table:table-cell>
          <table:table-cell office:value-type="float" office:value="270000" calcext:value-type="float">
            <text:p>27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451000" calcext:value-type="float">
            <text:p>45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กำแพงเพชร</text:p>
          </table:table-cell>
          <table:table-cell office:value-type="float" office:value="508111" calcext:value-type="float">
            <text:p>508111</text:p>
          </table:table-cell>
          <table:table-cell office:value-type="float" office:value="355678" calcext:value-type="float">
            <text:p>355678</text:p>
          </table:table-cell>
          <table:table-cell office:value-type="float" office:value="9000" calcext:value-type="float">
            <text:p>9000</text:p>
          </table:table-cell>
          <table:table-cell office:value-type="float" office:value="42000" calcext:value-type="float">
            <text:p>42000</text:p>
          </table:table-cell>
          <table:table-cell office:value-type="float" office:value="28000" calcext:value-type="float">
            <text:p>28000</text:p>
          </table:table-cell>
          <table:table-cell office:value-type="float" office:value="55000" calcext:value-type="float">
            <text:p>55000</text:p>
          </table:table-cell>
          <table:table-cell office:value-type="float" office:value="222000" calcext:value-type="float">
            <text:p>22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ขอนแก่น</text:p>
          </table:table-cell>
          <table:table-cell office:value-type="float" office:value="1837004" calcext:value-type="float">
            <text:p>1837004</text:p>
          </table:table-cell>
          <table:table-cell office:value-type="float" office:value="1285903" calcext:value-type="float">
            <text:p>1285903</text:p>
          </table:table-cell>
          <table:table-cell office:value-type="float" office:value="30780" calcext:value-type="float">
            <text:p>3078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841000" calcext:value-type="float">
            <text:p>84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จันทบุรี</text:p>
          </table:table-cell>
          <table:table-cell office:value-type="float" office:value="587421" calcext:value-type="float">
            <text:p>587421</text:p>
          </table:table-cell>
          <table:table-cell office:value-type="float" office:value="411195" calcext:value-type="float">
            <text:p>411195</text:p>
          </table:table-cell>
          <table:table-cell office:value-type="float" office:value="12420" calcext:value-type="float">
            <text:p>12420</text:p>
          </table:table-cell>
          <table:table-cell office:value-type="float" office:value="16000" calcext:value-type="float">
            <text:p>16000</text:p>
          </table:table-cell>
          <table:table-cell office:value-type="float" office:value="24000" calcext:value-type="float">
            <text:p>24000</text:p>
          </table:table-cell>
          <table:table-cell office:value-type="float" office:value="92000" calcext:value-type="float">
            <text:p>92000</text:p>
          </table:table-cell>
          <table:table-cell office:value-type="float" office:value="267000" calcext:value-type="float">
            <text:p>26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ฉะเชิงเทรา</text:p>
          </table:table-cell>
          <table:table-cell office:value-type="float" office:value="750784" calcext:value-type="float">
            <text:p>750784</text:p>
          </table:table-cell>
          <table:table-cell office:value-type="float" office:value="525549" calcext:value-type="float">
            <text:p>525549</text:p>
          </table:table-cell>
          <table:table-cell office:value-type="float" office:value="10130" calcext:value-type="float">
            <text:p>10130</text:p>
          </table:table-cell>
          <table:table-cell office:value-type="float" office:value="26000" calcext:value-type="float">
            <text:p>2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309000" calcext:value-type="float">
            <text:p>309000</text:p>
          </table:table-cell>
          <table:table-cell office:value-type="float" office:value="103000" calcext:value-type="float">
            <text:p>10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ชลบุรี</text:p>
          </table:table-cell>
          <table:table-cell office:value-type="float" office:value="2047621" calcext:value-type="float">
            <text:p>2047621</text:p>
          </table:table-cell>
          <table:table-cell office:value-type="float" office:value="1433335" calcext:value-type="float">
            <text:p>1433335</text:p>
          </table:table-cell>
          <table:table-cell office:value-type="float" office:value="76550" calcext:value-type="float">
            <text:p>76550</text:p>
          </table:table-cell>
          <table:table-cell office:value-type="float" office:value="54000" calcext:value-type="float">
            <text:p>54000</text:p>
          </table:table-cell>
          <table:table-cell office:value-type="float" office:value="556000" calcext:value-type="float">
            <text:p>556000</text:p>
          </table:table-cell>
          <table:table-cell office:value-type="float" office:value="746000" calcext:value-type="float">
            <text:p>746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ชัยนาท</text:p>
          </table:table-cell>
          <table:table-cell office:value-type="float" office:value="234988" calcext:value-type="float">
            <text:p>234988</text:p>
          </table:table-cell>
          <table:table-cell office:value-type="float" office:value="164492" calcext:value-type="float">
            <text:p>164492</text:p>
          </table:table-cell>
          <table:table-cell office:value-type="float" office:value="5280" calcext:value-type="float">
            <text:p>5280</text:p>
          </table:table-cell>
          <table:table-cell office:value-type="float" office:value="21000" calcext:value-type="float">
            <text:p>2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9000" calcext:value-type="float">
            <text:p>29000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ชัยภูมิ</text:p>
          </table:table-cell>
          <table:table-cell office:value-type="float" office:value="1134866" calcext:value-type="float">
            <text:p>1134866</text:p>
          </table:table-cell>
          <table:table-cell office:value-type="float" office:value="794406" calcext:value-type="float">
            <text:p>794406</text:p>
          </table:table-cell>
          <table:table-cell office:value-type="float" office:value="17160" calcext:value-type="float">
            <text:p>17160</text:p>
          </table:table-cell>
          <table:table-cell office:value-type="float" office:value="31000" calcext:value-type="float">
            <text:p>31000</text:p>
          </table:table-cell>
          <table:table-cell office:value-type="float" office:value="47000" calcext:value-type="float">
            <text:p>47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521000" calcext:value-type="float">
            <text:p>52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ชุมพร</text:p>
          </table:table-cell>
          <table:table-cell office:value-type="float" office:value="543683" calcext:value-type="float">
            <text:p>543683</text:p>
          </table:table-cell>
          <table:table-cell office:value-type="float" office:value="380578" calcext:value-type="float">
            <text:p>380578</text:p>
          </table:table-cell>
          <table:table-cell office:value-type="float" office:value="9580" calcext:value-type="float">
            <text:p>9580</text:p>
          </table:table-cell>
          <table:table-cell table:number-columns-repeated="2" office:value-type="float" office:value="19000" calcext:value-type="float">
            <text:p>19000</text:p>
          </table:table-cell>
          <table:table-cell office:value-type="float" office:value="85000" calcext:value-type="float">
            <text:p>85000</text:p>
          </table:table-cell>
          <table:table-cell office:value-type="float" office:value="249000" calcext:value-type="float">
            <text:p>24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เชียงราย</text:p>
          </table:table-cell>
          <table:table-cell office:value-type="float" office:value="1172648" calcext:value-type="float">
            <text:p>1172648</text:p>
          </table:table-cell>
          <table:table-cell office:value-type="float" office:value="820854" calcext:value-type="float">
            <text:p>820854</text:p>
          </table:table-cell>
          <table:table-cell office:value-type="float" office:value="17900" calcext:value-type="float">
            <text:p>17900</text:p>
          </table:table-cell>
          <table:table-cell office:value-type="float" office:value="64000" calcext:value-type="float">
            <text:p>6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8500" calcext:value-type="float">
            <text:p>18500</text:p>
          </table:table-cell>
          <table:table-cell office:value-type="float" office:value="538000" calcext:value-type="float">
            <text:p>53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เชียงใหม่</text:p>
          </table:table-cell>
          <table:table-cell office:value-type="float" office:value="1729353" calcext:value-type="float">
            <text:p>1729353</text:p>
          </table:table-cell>
          <table:table-cell office:value-type="float" office:value="1210547" calcext:value-type="float">
            <text:p>1210547</text:p>
          </table:table-cell>
          <table:table-cell office:value-type="float" office:value="77670" calcext:value-type="float">
            <text:p>77670</text:p>
          </table:table-cell>
          <table:table-cell office:value-type="float" office:value="68000" calcext:value-type="float">
            <text:p>68000</text:p>
          </table:table-cell>
          <table:table-cell office:value-type="float" office:value="419000" calcext:value-type="float">
            <text:p>419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408000" calcext:value-type="float">
            <text:p>40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ตรัง</text:p>
          </table:table-cell>
          <table:table-cell office:value-type="float" office:value="505156" calcext:value-type="float">
            <text:p>505156</text:p>
          </table:table-cell>
          <table:table-cell office:value-type="float" office:value="353609" calcext:value-type="float">
            <text:p>353609</text:p>
          </table:table-cell>
          <table:table-cell office:value-type="float" office:value="10640" calcext:value-type="float">
            <text:p>10640</text:p>
          </table:table-cell>
          <table:table-cell office:value-type="float" office:value="51000" calcext:value-type="float">
            <text:p>51000</text:p>
          </table:table-cell>
          <table:table-cell office:value-type="float" office:value="7000" calcext:value-type="float">
            <text:p>7000</text:p>
          </table:table-cell>
          <table:table-cell office:value-type="float" office:value="79000" calcext:value-type="float">
            <text:p>79000</text:p>
          </table:table-cell>
          <table:table-cell office:value-type="float" office:value="206000" calcext:value-type="float">
            <text:p>20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ตราด</text:p>
          </table:table-cell>
          <table:table-cell office:value-type="float" office:value="249457" calcext:value-type="float">
            <text:p>249457</text:p>
          </table:table-cell>
          <table:table-cell office:value-type="float" office:value="174620" calcext:value-type="float">
            <text:p>174620</text:p>
          </table:table-cell>
          <table:table-cell office:value-type="float" office:value="5140" calcext:value-type="float">
            <text:p>514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3900" calcext:value-type="float">
            <text:p>3900</text:p>
          </table:table-cell>
          <table:table-cell office:value-type="float" office:value="114000" calcext:value-type="float">
            <text:p>11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ตาก</text:p>
          </table:table-cell>
          <table:table-cell office:value-type="float" office:value="589901" calcext:value-type="float">
            <text:p>589901</text:p>
          </table:table-cell>
          <table:table-cell office:value-type="float" office:value="412930" calcext:value-type="float">
            <text:p>412930</text:p>
          </table:table-cell>
          <table:table-cell office:value-type="float" office:value="48066" calcext:value-type="float">
            <text:p>48066</text:p>
          </table:table-cell>
          <table:table-cell office:value-type="float" office:value="18000" calcext:value-type="float">
            <text:p>18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0" calcext:value-type="float">
            <text:p>18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นครนายก</text:p>
          </table:table-cell>
          <table:table-cell office:value-type="float" office:value="271739" calcext:value-type="float">
            <text:p>271739</text:p>
          </table:table-cell>
          <table:table-cell office:value-type="float" office:value="190217" calcext:value-type="float">
            <text:p>190217</text:p>
          </table:table-cell>
          <table:table-cell office:value-type="float" office:value="7036" calcext:value-type="float">
            <text:p>7036</text:p>
          </table:table-cell>
          <table:table-cell office:value-type="float" office:value="18000" calcext:value-type="float">
            <text:p>18000</text:p>
          </table:table-cell>
          <table:table-cell office:value-type="float" office:value="9000" calcext:value-type="float">
            <text:p>9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23000" calcext:value-type="float">
            <text:p>12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นครปฐม</text:p>
          </table:table-cell>
          <table:table-cell office:value-type="float" office:value="1125349" calcext:value-type="float">
            <text:p>1125349</text:p>
          </table:table-cell>
          <table:table-cell office:value-type="float" office:value="787744" calcext:value-type="float">
            <text:p>787744</text:p>
          </table:table-cell>
          <table:table-cell office:value-type="float" office:value="14660" calcext:value-type="float">
            <text:p>14660</text:p>
          </table:table-cell>
          <table:table-cell office:value-type="float" office:value="54000" calcext:value-type="float">
            <text:p>54000</text:p>
          </table:table-cell>
          <table:table-cell office:value-type="float" office:value="503000" calcext:value-type="float">
            <text:p>503000</text:p>
          </table:table-cell>
          <table:table-cell office:value-type="float" office:value="216000" calcext:value-type="float">
            <text:p>216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นครพนม</text:p>
          </table:table-cell>
          <table:table-cell office:value-type="float" office:value="724860" calcext:value-type="float">
            <text:p>724860</text:p>
          </table:table-cell>
          <table:table-cell office:value-type="float" office:value="507402" calcext:value-type="float">
            <text:p>507402</text:p>
          </table:table-cell>
          <table:table-cell office:value-type="float" office:value="11765" calcext:value-type="float">
            <text:p>11765</text:p>
          </table:table-cell>
          <table:table-cell office:value-type="float" office:value="114000" calcext:value-type="float">
            <text:p>1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9000" calcext:value-type="float">
            <text:p>59000</text:p>
          </table:table-cell>
          <table:table-cell office:value-type="float" office:value="297000" calcext:value-type="float">
            <text:p>29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นครราชสีมา</text:p>
          </table:table-cell>
          <table:table-cell office:value-type="float" office:value="2692889" calcext:value-type="float">
            <text:p>2692889</text:p>
          </table:table-cell>
          <table:table-cell office:value-type="float" office:value="1885023" calcext:value-type="float">
            <text:p>1885023</text:p>
          </table:table-cell>
          <table:table-cell office:value-type="float" office:value="42040" calcext:value-type="float">
            <text:p>42040</text:p>
          </table:table-cell>
          <table:table-cell office:value-type="float" office:value="147000" calcext:value-type="float">
            <text:p>147000</text:p>
          </table:table-cell>
          <table:table-cell office:value-type="float" office:value="92000" calcext:value-type="float">
            <text:p>92000</text:p>
          </table:table-cell>
          <table:table-cell office:value-type="float" office:value="405000" calcext:value-type="float">
            <text:p>405000</text:p>
          </table:table-cell>
          <table:table-cell office:value-type="float" office:value="1198000" calcext:value-type="float">
            <text:p>119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นครศรีธรรมราช</text:p>
          </table:table-cell>
          <table:table-cell office:value-type="float" office:value="1575117" calcext:value-type="float">
            <text:p>1575117</text:p>
          </table:table-cell>
          <table:table-cell office:value-type="float" office:value="1102582" calcext:value-type="float">
            <text:p>1102582</text:p>
          </table:table-cell>
          <table:table-cell office:value-type="float" office:value="23280" calcext:value-type="float">
            <text:p>23280</text:p>
          </table:table-cell>
          <table:table-cell office:value-type="float" office:value="76000" calcext:value-type="float">
            <text:p>76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16000" calcext:value-type="float">
            <text:p>216000</text:p>
          </table:table-cell>
          <table:table-cell office:value-type="float" office:value="734000" calcext:value-type="float">
            <text:p>73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นครสวรรค์</text:p>
          </table:table-cell>
          <table:table-cell office:value-type="float" office:value="750000" calcext:value-type="float">
            <text:p>750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15320" calcext:value-type="float">
            <text:p>15320</text:p>
          </table:table-cell>
          <table:table-cell office:value-type="float" office:value="41000" calcext:value-type="float">
            <text:p>4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341000" calcext:value-type="float">
            <text:p>34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นนทบุรี</text:p>
          </table:table-cell>
          <table:table-cell office:value-type="float" office:value="1609191" calcext:value-type="float">
            <text:p>1609191</text:p>
          </table:table-cell>
          <table:table-cell office:value-type="float" office:value="1126434" calcext:value-type="float">
            <text:p>1126434</text:p>
          </table:table-cell>
          <table:table-cell office:value-type="float" office:value="52205" calcext:value-type="float">
            <text:p>52205</text:p>
          </table:table-cell>
          <table:table-cell office:value-type="float" office:value="64000" calcext:value-type="float">
            <text:p>64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นราธิวาส</text:p>
          </table:table-cell>
          <table:table-cell office:value-type="float" office:value="575749" calcext:value-type="float">
            <text:p>575749</text:p>
          </table:table-cell>
          <table:table-cell office:value-type="float" office:value="403024" calcext:value-type="float">
            <text:p>403024</text:p>
          </table:table-cell>
          <table:table-cell office:value-type="float" office:value="12240" calcext:value-type="float">
            <text:p>12240</text:p>
          </table:table-cell>
          <table:table-cell office:value-type="float" office:value="16000" calcext:value-type="float">
            <text:p>16000</text:p>
          </table:table-cell>
          <table:table-cell office:value-type="float" office:value="23000" calcext:value-type="float">
            <text:p>23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62000" calcext:value-type="float">
            <text:p>26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น่าน</text:p>
          </table:table-cell>
          <table:table-cell office:value-type="float" office:value="477861" calcext:value-type="float">
            <text:p>477861</text:p>
          </table:table-cell>
          <table:table-cell office:value-type="float" office:value="334503" calcext:value-type="float">
            <text:p>334503</text:p>
          </table:table-cell>
          <table:table-cell office:value-type="float" office:value="7540" calcext:value-type="float">
            <text:p>7540</text:p>
          </table:table-cell>
          <table:table-cell office:value-type="float" office:value="56000" calcext:value-type="float">
            <text:p>56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6000" calcext:value-type="float">
            <text:p>36000</text:p>
          </table:table-cell>
          <table:table-cell office:value-type="float" office:value="219000" calcext:value-type="float">
            <text:p>21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บึงกาฬ</text:p>
          </table:table-cell>
          <table:table-cell office:value-type="float" office:value="425427" calcext:value-type="float">
            <text:p>425427</text:p>
          </table:table-cell>
          <table:table-cell office:value-type="float" office:value="297799" calcext:value-type="float">
            <text:p>297799</text:p>
          </table:table-cell>
          <table:table-cell office:value-type="float" office:value="6705" calcext:value-type="float">
            <text:p>6705</text:p>
          </table:table-cell>
          <table:table-cell office:value-type="float" office:value="64000" calcext:value-type="float">
            <text:p>6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9000" calcext:value-type="float">
            <text:p>29000</text:p>
          </table:table-cell>
          <table:table-cell office:value-type="float" office:value="183000" calcext:value-type="float">
            <text:p>18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บุรีรัมย์</text:p>
          </table:table-cell>
          <table:table-cell office:value-type="float" office:value="1587359" calcext:value-type="float">
            <text:p>1587359</text:p>
          </table:table-cell>
          <table:table-cell office:value-type="float" office:value="1111151" calcext:value-type="float">
            <text:p>1111151</text:p>
          </table:table-cell>
          <table:table-cell office:value-type="float" office:value="45700" calcext:value-type="float">
            <text:p>45700</text:p>
          </table:table-cell>
          <table:table-cell office:value-type="float" office:value="43000" calcext:value-type="float">
            <text:p>43000</text:p>
          </table:table-cell>
          <table:table-cell office:value-type="float" office:value="341000" calcext:value-type="float">
            <text:p>341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447000" calcext:value-type="float">
            <text:p>44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ปทุมธานี</text:p>
          </table:table-cell>
          <table:table-cell office:value-type="float" office:value="1533781" calcext:value-type="float">
            <text:p>1533781</text:p>
          </table:table-cell>
          <table:table-cell office:value-type="float" office:value="1073646" calcext:value-type="float">
            <text:p>1073646</text:p>
          </table:table-cell>
          <table:table-cell office:value-type="float" office:value="33940" calcext:value-type="float">
            <text:p>33940</text:p>
          </table:table-cell>
          <table:table-cell office:value-type="float" office:value="62000" calcext:value-type="float">
            <text:p>62000</text:p>
          </table:table-cell>
          <table:table-cell office:value-type="float" office:value="624000" calcext:value-type="float">
            <text:p>624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ประจวบคีรีขันธ์</text:p>
          </table:table-cell>
          <table:table-cell office:value-type="float" office:value="578093" calcext:value-type="float">
            <text:p>578093</text:p>
          </table:table-cell>
          <table:table-cell office:value-type="float" office:value="404665" calcext:value-type="float">
            <text:p>404665</text:p>
          </table:table-cell>
          <table:table-cell office:value-type="float" office:value="22380" calcext:value-type="float">
            <text:p>22380</text:p>
          </table:table-cell>
          <table:table-cell office:value-type="float" office:value="27000" calcext:value-type="float">
            <text:p>27000</text:p>
          </table:table-cell>
          <table:table-cell office:value-type="float" office:value="99000" calcext:value-type="float">
            <text:p>99000</text:p>
          </table:table-cell>
          <table:table-cell office:value-type="float" office:value="57000" calcext:value-type="float">
            <text:p>57000</text:p>
          </table:table-cell>
          <table:table-cell office:value-type="float" office:value="199000" calcext:value-type="float">
            <text:p>19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ปราจีนบุรี</text:p>
          </table:table-cell>
          <table:table-cell office:value-type="float" office:value="579651" calcext:value-type="float">
            <text:p>579651</text:p>
          </table:table-cell>
          <table:table-cell office:value-type="float" office:value="405756" calcext:value-type="float">
            <text:p>405756</text:p>
          </table:table-cell>
          <table:table-cell office:value-type="float" office:value="8440" calcext:value-type="float">
            <text:p>8440</text:p>
          </table:table-cell>
          <table:table-cell office:value-type="float" office:value="28000" calcext:value-type="float">
            <text:p>28000</text:p>
          </table:table-cell>
          <table:table-cell office:value-type="float" office:value="60000" calcext:value-type="float">
            <text:p>60000</text:p>
          </table:table-cell>
          <table:table-cell office:value-type="float" office:value="83000" calcext:value-type="float">
            <text:p>83000</text:p>
          </table:table-cell>
          <table:table-cell office:value-type="float" office:value="226000" calcext:value-type="float">
            <text:p>22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ปัตตานี</text:p>
          </table:table-cell>
          <table:table-cell office:value-type="float" office:value="743054" calcext:value-type="float">
            <text:p>743054</text:p>
          </table:table-cell>
          <table:table-cell office:value-type="float" office:value="520138" calcext:value-type="float">
            <text:p>520138</text:p>
          </table:table-cell>
          <table:table-cell office:value-type="float" office:value="8340" calcext:value-type="float">
            <text:p>8340</text:p>
          </table:table-cell>
          <table:table-cell office:value-type="float" office:value="5000" calcext:value-type="float">
            <text:p>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343000" calcext:value-type="float">
            <text:p>34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พระนครศรีอยุธยา</text:p>
          </table:table-cell>
          <table:table-cell office:value-type="float" office:value="921046" calcext:value-type="float">
            <text:p>921046</text:p>
          </table:table-cell>
          <table:table-cell office:value-type="float" office:value="644733" calcext:value-type="float">
            <text:p>644733</text:p>
          </table:table-cell>
          <table:table-cell office:value-type="float" office:value="11260" calcext:value-type="float">
            <text:p>11260</text:p>
          </table:table-cell>
          <table:table-cell office:value-type="float" office:value="38000" calcext:value-type="float">
            <text:p>3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424000" calcext:value-type="float">
            <text:p>42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พะเยา</text:p>
          </table:table-cell>
          <table:table-cell office:value-type="float" office:value="468292" calcext:value-type="float">
            <text:p>468292</text:p>
          </table:table-cell>
          <table:table-cell office:value-type="float" office:value="327804" calcext:value-type="float">
            <text:p>327804</text:p>
          </table:table-cell>
          <table:table-cell office:value-type="float" office:value="9720" calcext:value-type="float">
            <text:p>9720</text:p>
          </table:table-cell>
          <table:table-cell office:value-type="float" office:value="25000" calcext:value-type="float">
            <text:p>2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213000" calcext:value-type="float">
            <text:p>21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พังงา</text:p>
          </table:table-cell>
          <table:table-cell office:value-type="float" office:value="286338" calcext:value-type="float">
            <text:p>286338</text:p>
          </table:table-cell>
          <table:table-cell office:value-type="float" office:value="200437" calcext:value-type="float">
            <text:p>200437</text:p>
          </table:table-cell>
          <table:table-cell office:value-type="float" office:value="14420" calcext:value-type="float">
            <text:p>14420</text:p>
          </table:table-cell>
          <table:table-cell office:value-type="float" office:value="19000" calcext:value-type="float">
            <text:p>19000</text:p>
          </table:table-cell>
          <table:table-cell office:value-type="float" office:value="167000" calcext:value-type="float">
            <text:p>16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พัทลุง</text:p>
          </table:table-cell>
          <table:table-cell office:value-type="float" office:value="524865" calcext:value-type="float">
            <text:p>524865</text:p>
          </table:table-cell>
          <table:table-cell office:value-type="float" office:value="367406" calcext:value-type="float">
            <text:p>367406</text:p>
          </table:table-cell>
          <table:table-cell office:value-type="float" office:value="7280" calcext:value-type="float">
            <text:p>7280</text:p>
          </table:table-cell>
          <table:table-cell office:value-type="float" office:value="22000" calcext:value-type="float">
            <text:p>22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3000" calcext:value-type="float">
            <text:p>83000</text:p>
          </table:table-cell>
          <table:table-cell office:value-type="float" office:value="238000" calcext:value-type="float">
            <text:p>23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พิจิตร</text:p>
          </table:table-cell>
          <table:table-cell office:value-type="float" office:value="508111" calcext:value-type="float">
            <text:p>508111</text:p>
          </table:table-cell>
          <table:table-cell office:value-type="float" office:value="355678" calcext:value-type="float">
            <text:p>355678</text:p>
          </table:table-cell>
          <table:table-cell office:value-type="float" office:value="8540" calcext:value-type="float">
            <text:p>8540</text:p>
          </table:table-cell>
          <table:table-cell office:value-type="float" office:value="28000" calcext:value-type="float">
            <text:p>28000</text:p>
          </table:table-cell>
          <table:table-cell office:value-type="float" office:value="21000" calcext:value-type="float">
            <text:p>21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19000" calcext:value-type="float">
            <text:p>21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พิษณุโลก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735000" calcext:value-type="float">
            <text:p>735000</text:p>
          </table:table-cell>
          <table:table-cell office:value-type="float" office:value="13800" calcext:value-type="float">
            <text:p>13800</text:p>
          </table:table-cell>
          <table:table-cell office:value-type="float" office:value="43000" calcext:value-type="float">
            <text:p>43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483000" calcext:value-type="float">
            <text:p>48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เพชรบุรี</text:p>
          </table:table-cell>
          <table:table-cell office:value-type="float" office:value="502826" calcext:value-type="float">
            <text:p>502826</text:p>
          </table:table-cell>
          <table:table-cell office:value-type="float" office:value="351978" calcext:value-type="float">
            <text:p>351978</text:p>
          </table:table-cell>
          <table:table-cell office:value-type="float" office:value="16240" calcext:value-type="float">
            <text:p>16240</text:p>
          </table:table-cell>
          <table:table-cell office:value-type="float" office:value="24000" calcext:value-type="float">
            <text:p>24000</text:p>
          </table:table-cell>
          <table:table-cell office:value-type="float" office:value="84000" calcext:value-type="float">
            <text:p>84000</text:p>
          </table:table-cell>
          <table:table-cell office:value-type="float" office:value="54000" calcext:value-type="float">
            <text:p>54000</text:p>
          </table:table-cell>
          <table:table-cell office:value-type="float" office:value="175000" calcext:value-type="float">
            <text:p>17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เพชรบูรณ์</text:p>
          </table:table-cell>
          <table:table-cell office:value-type="float" office:value="992790" calcext:value-type="float">
            <text:p>992790</text:p>
          </table:table-cell>
          <table:table-cell office:value-type="float" office:value="694953" calcext:value-type="float">
            <text:p>694953</text:p>
          </table:table-cell>
          <table:table-cell office:value-type="float" office:value="13780" calcext:value-type="float">
            <text:p>13780</text:p>
          </table:table-cell>
          <table:table-cell table:number-columns-repeated="2" office:value-type="float" office:value="34000" calcext:value-type="float">
            <text:p>34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456000" calcext:value-type="float">
            <text:p>45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แพร่</text:p>
          </table:table-cell>
          <table:table-cell office:value-type="float" office:value="441310" calcext:value-type="float">
            <text:p>441310</text:p>
          </table:table-cell>
          <table:table-cell office:value-type="float" office:value="308917" calcext:value-type="float">
            <text:p>308917</text:p>
          </table:table-cell>
          <table:table-cell office:value-type="float" office:value="6720" calcext:value-type="float">
            <text:p>6720</text:p>
          </table:table-cell>
          <table:table-cell office:value-type="float" office:value="33000" calcext:value-type="float">
            <text:p>33000</text:p>
          </table:table-cell>
          <table:table-cell office:value-type="float" office:value="9000" calcext:value-type="float">
            <text:p>9000</text:p>
          </table:table-cell>
          <table:table-cell office:value-type="float" office:value="45000" calcext:value-type="float">
            <text:p>45000</text:p>
          </table:table-cell>
          <table:table-cell office:value-type="float" office:value="215000" calcext:value-type="float">
            <text:p>21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ภูเก็ต</text:p>
          </table:table-cell>
          <table:table-cell office:value-type="float" office:value="547584" calcext:value-type="float">
            <text:p>547584</text:p>
          </table:table-cell>
          <table:table-cell office:value-type="float" office:value="383309" calcext:value-type="float">
            <text:p>383309</text:p>
          </table:table-cell>
          <table:table-cell office:value-type="float" office:value="301740" calcext:value-type="float">
            <text:p>301740</text:p>
          </table:table-cell>
          <table:table-cell office:value-type="float" office:value="82000" calcext:value-type="float">
            <text:p>8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มหาสารคาม</text:p>
          </table:table-cell>
          <table:table-cell office:value-type="float" office:value="957365" calcext:value-type="float">
            <text:p>957365</text:p>
          </table:table-cell>
          <table:table-cell office:value-type="float" office:value="670155" calcext:value-type="float">
            <text:p>670155</text:p>
          </table:table-cell>
          <table:table-cell office:value-type="float" office:value="12760" calcext:value-type="float">
            <text:p>12760</text:p>
          </table:table-cell>
          <table:table-cell office:value-type="float" office:value="131000" calcext:value-type="float">
            <text:p>131000</text:p>
          </table:table-cell>
          <table:table-cell office:value-type="float" office:value="33000" calcext:value-type="float">
            <text:p>33000</text:p>
          </table:table-cell>
          <table:table-cell office:value-type="float" office:value="66000" calcext:value-type="float">
            <text:p>66000</text:p>
          </table:table-cell>
          <table:table-cell office:value-type="float" office:value="427000" calcext:value-type="float">
            <text:p>42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มุกดาหาร</text:p>
          </table:table-cell>
          <table:table-cell office:value-type="float" office:value="235640" calcext:value-type="float">
            <text:p>235640</text:p>
          </table:table-cell>
          <table:table-cell office:value-type="float" office:value="164948" calcext:value-type="float">
            <text:p>164948</text:p>
          </table:table-cell>
          <table:table-cell office:value-type="float" office:value="6960" calcext:value-type="float">
            <text:p>6960</text:p>
          </table:table-cell>
          <table:table-cell office:value-type="float" office:value="24000" calcext:value-type="float">
            <text:p>24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3000" calcext:value-type="float">
            <text:p>10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แม่ฮ่องสอน</text:p>
          </table:table-cell>
          <table:table-cell office:value-type="float" office:value="245764" calcext:value-type="float">
            <text:p>245764</text:p>
          </table:table-cell>
          <table:table-cell office:value-type="float" office:value="172034" calcext:value-type="float">
            <text:p>172034</text:p>
          </table:table-cell>
          <table:table-cell office:value-type="float" office:value="5440" calcext:value-type="float">
            <text:p>544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7000" calcext:value-type="float">
            <text:p>27000</text:p>
          </table:table-cell>
          <table:table-cell office:value-type="float" office:value="112000" calcext:value-type="float">
            <text:p>11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ยโสธร</text:p>
          </table:table-cell>
          <table:table-cell office:value-type="float" office:value="534500" calcext:value-type="float">
            <text:p>534500</text:p>
          </table:table-cell>
          <table:table-cell office:value-type="float" office:value="374150" calcext:value-type="float">
            <text:p>374150</text:p>
          </table:table-cell>
          <table:table-cell office:value-type="float" office:value="7540" calcext:value-type="float">
            <text:p>7540</text:p>
          </table:table-cell>
          <table:table-cell office:value-type="float" office:value="51000" calcext:value-type="float">
            <text:p>5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66000" calcext:value-type="float">
            <text:p>66000</text:p>
          </table:table-cell>
          <table:table-cell office:value-type="float" office:value="227000" calcext:value-type="float">
            <text:p>22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ยะลา</text:p>
          </table:table-cell>
          <table:table-cell office:value-type="float" office:value="450056" calcext:value-type="float">
            <text:p>450056</text:p>
          </table:table-cell>
          <table:table-cell office:value-type="float" office:value="315039" calcext:value-type="float">
            <text:p>315039</text:p>
          </table:table-cell>
          <table:table-cell office:value-type="float" office:value="8520" calcext:value-type="float">
            <text:p>8520</text:p>
          </table:table-cell>
          <table:table-cell office:value-type="float" office:value="9000" calcext:value-type="float">
            <text:p>9000</text:p>
          </table:table-cell>
          <table:table-cell office:value-type="float" office:value="21000" calcext:value-type="float">
            <text:p>21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05000" calcext:value-type="float">
            <text:p>20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ร้อยเอ็ด</text:p>
          </table:table-cell>
          <table:table-cell office:value-type="float" office:value="1307157" calcext:value-type="float">
            <text:p>1307157</text:p>
          </table:table-cell>
          <table:table-cell office:value-type="float" office:value="915010" calcext:value-type="float">
            <text:p>915010</text:p>
          </table:table-cell>
          <table:table-cell office:value-type="float" office:value="14960" calcext:value-type="float">
            <text:p>14960</text:p>
          </table:table-cell>
          <table:table-cell office:value-type="float" office:value="54000" calcext:value-type="float">
            <text:p>5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207000" calcext:value-type="float">
            <text:p>207000</text:p>
          </table:table-cell>
          <table:table-cell office:value-type="float" office:value="594000" calcext:value-type="float">
            <text:p>59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ระนอง</text:p>
          </table:table-cell>
          <table:table-cell office:value-type="float" office:value="228507" calcext:value-type="float">
            <text:p>228507</text:p>
          </table:table-cell>
          <table:table-cell office:value-type="float" office:value="159955" calcext:value-type="float">
            <text:p>159955</text:p>
          </table:table-cell>
          <table:table-cell office:value-type="float" office:value="13540" calcext:value-type="float">
            <text:p>13540</text:p>
          </table:table-cell>
          <table:table-cell office:value-type="float" office:value="15000" calcext:value-type="float">
            <text:p>15000</text:p>
          </table:table-cell>
          <table:table-cell office:value-type="float" office:value="7000" calcext:value-type="float">
            <text:p>7000</text:p>
          </table:table-cell>
          <table:table-cell office:value-type="float" office:value="29000" calcext:value-type="float">
            <text:p>29000</text:p>
          </table:table-cell>
          <table:table-cell office:value-type="float" office:value="95000" calcext:value-type="float">
            <text:p>9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ระยอง</text:p>
          </table:table-cell>
          <table:table-cell office:value-type="float" office:value="966931" calcext:value-type="float">
            <text:p>966931</text:p>
          </table:table-cell>
          <table:table-cell office:value-type="float" office:value="676852" calcext:value-type="float">
            <text:p>676852</text:p>
          </table:table-cell>
          <table:table-cell office:value-type="float" office:value="19800" calcext:value-type="float">
            <text:p>19800</text:p>
          </table:table-cell>
          <table:table-cell office:value-type="float" office:value="33000" calcext:value-type="float">
            <text:p>330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394000" calcext:value-type="float">
            <text:p>394000</text:p>
          </table:table-cell>
          <table:table-cell office:value-type="float" office:value="66000" calcext:value-type="float">
            <text:p>6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ราชบุรี</text:p>
          </table:table-cell>
          <table:table-cell office:value-type="float" office:value="918674" calcext:value-type="float">
            <text:p>918674</text:p>
          </table:table-cell>
          <table:table-cell office:value-type="float" office:value="643072" calcext:value-type="float">
            <text:p>643072</text:p>
          </table:table-cell>
          <table:table-cell office:value-type="float" office:value="12920" calcext:value-type="float">
            <text:p>12920</text:p>
          </table:table-cell>
          <table:table-cell table:number-columns-repeated="2" office:value-type="float" office:value="32000" calcext:value-type="float">
            <text:p>32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422000" calcext:value-type="float">
            <text:p>42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ลพบุรี</text:p>
          </table:table-cell>
          <table:table-cell office:value-type="float" office:value="760478" calcext:value-type="float">
            <text:p>760478</text:p>
          </table:table-cell>
          <table:table-cell office:value-type="float" office:value="532334" calcext:value-type="float">
            <text:p>532334</text:p>
          </table:table-cell>
          <table:table-cell office:value-type="float" office:value="11580" calcext:value-type="float">
            <text:p>11580</text:p>
          </table:table-cell>
          <table:table-cell table:number-columns-repeated="2" office:value-type="float" office:value="26000" calcext:value-type="float">
            <text:p>26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49000" calcext:value-type="float">
            <text:p>34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ลำปาง</text:p>
          </table:table-cell>
          <table:table-cell office:value-type="float" office:value="731572" calcext:value-type="float">
            <text:p>731572</text:p>
          </table:table-cell>
          <table:table-cell office:value-type="float" office:value="512101" calcext:value-type="float">
            <text:p>512101</text:p>
          </table:table-cell>
          <table:table-cell office:value-type="float" office:value="10820" calcext:value-type="float">
            <text:p>1082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331000" calcext:value-type="float">
            <text:p>33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ลำพูน</text:p>
          </table:table-cell>
          <table:table-cell office:value-type="float" office:value="417225" calcext:value-type="float">
            <text:p>417225</text:p>
          </table:table-cell>
          <table:table-cell office:value-type="float" office:value="292057" calcext:value-type="float">
            <text:p>292057</text:p>
          </table:table-cell>
          <table:table-cell office:value-type="float" office:value="7040" calcext:value-type="float">
            <text:p>7040</text:p>
          </table:table-cell>
          <table:table-cell table:number-columns-repeated="2" office:value-type="float" office:value="14000" calcext:value-type="float">
            <text:p>14000</text:p>
          </table:table-cell>
          <table:table-cell office:value-type="float" office:value="43000" calcext:value-type="float">
            <text:p>43000</text:p>
          </table:table-cell>
          <table:table-cell office:value-type="float" office:value="214000" calcext:value-type="float">
            <text:p>21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เลย</text:p>
          </table:table-cell>
          <table:table-cell office:value-type="float" office:value="640282" calcext:value-type="float">
            <text:p>640282</text:p>
          </table:table-cell>
          <table:table-cell office:value-type="float" office:value="448198" calcext:value-type="float">
            <text:p>448198</text:p>
          </table:table-cell>
          <table:table-cell office:value-type="float" office:value="9125" calcext:value-type="float">
            <text:p>9125</text:p>
          </table:table-cell>
          <table:table-cell office:value-type="float" office:value="57000" calcext:value-type="float">
            <text:p>57000</text:p>
          </table:table-cell>
          <table:table-cell office:value-type="float" office:value="22000" calcext:value-type="float">
            <text:p>22000</text:p>
          </table:table-cell>
          <table:table-cell office:value-type="float" office:value="88000" calcext:value-type="float">
            <text:p>88000</text:p>
          </table:table-cell>
          <table:table-cell office:value-type="float" office:value="272000" calcext:value-type="float">
            <text:p>27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ศรีสะเกษ</text:p>
          </table:table-cell>
          <table:table-cell office:value-type="float" office:value="1166206" calcext:value-type="float">
            <text:p>1166206</text:p>
          </table:table-cell>
          <table:table-cell office:value-type="float" office:value="816344" calcext:value-type="float">
            <text:p>816344</text:p>
          </table:table-cell>
          <table:table-cell office:value-type="float" office:value="15820" calcext:value-type="float">
            <text:p>15820</text:p>
          </table:table-cell>
          <table:table-cell office:value-type="float" office:value="48000" calcext:value-type="float">
            <text:p>48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84000" calcext:value-type="float">
            <text:p>184000</text:p>
          </table:table-cell>
          <table:table-cell office:value-type="float" office:value="528000" calcext:value-type="float">
            <text:p>52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กลนคร</text:p>
          </table:table-cell>
          <table:table-cell office:value-type="float" office:value="1145847" calcext:value-type="float">
            <text:p>1145847</text:p>
          </table:table-cell>
          <table:table-cell office:value-type="float" office:value="802093" calcext:value-type="float">
            <text:p>802093</text:p>
          </table:table-cell>
          <table:table-cell office:value-type="float" office:value="16380" calcext:value-type="float">
            <text:p>16380</text:p>
          </table:table-cell>
          <table:table-cell office:value-type="float" office:value="181000" calcext:value-type="float">
            <text:p>181000</text:p>
          </table:table-cell>
          <table:table-cell office:value-type="float" office:value="39000" calcext:value-type="float">
            <text:p>39000</text:p>
          </table:table-cell>
          <table:table-cell office:value-type="float" office:value="94000" calcext:value-type="float">
            <text:p>94000</text:p>
          </table:table-cell>
          <table:table-cell office:value-type="float" office:value="471000" calcext:value-type="float">
            <text:p>47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งขลา</text:p>
          </table:table-cell>
          <table:table-cell office:value-type="float" office:value="1428609" calcext:value-type="float">
            <text:p>1428609</text:p>
          </table:table-cell>
          <table:table-cell office:value-type="float" office:value="1000026" calcext:value-type="float">
            <text:p>1000026</text:p>
          </table:table-cell>
          <table:table-cell office:value-type="float" office:value="27320" calcext:value-type="float">
            <text:p>27320</text:p>
          </table:table-cell>
          <table:table-cell table:number-columns-repeated="2" office:value-type="float" office:value="58000" calcext:value-type="float">
            <text:p>58000</text:p>
          </table:table-cell>
          <table:table-cell office:value-type="float" office:value="224000" calcext:value-type="float">
            <text:p>224000</text:p>
          </table:table-cell>
          <table:table-cell office:value-type="float" office:value="632000" calcext:value-type="float">
            <text:p>63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ตูล</text:p>
          </table:table-cell>
          <table:table-cell office:value-type="float" office:value="324098" calcext:value-type="float">
            <text:p>324098</text:p>
          </table:table-cell>
          <table:table-cell office:value-type="float" office:value="226869" calcext:value-type="float">
            <text:p>226869</text:p>
          </table:table-cell>
          <table:table-cell office:value-type="float" office:value="6340" calcext:value-type="float">
            <text:p>6340</text:p>
          </table:table-cell>
          <table:table-cell office:value-type="float" office:value="46000" calcext:value-type="float">
            <text:p>46000</text:p>
          </table:table-cell>
          <table:table-cell office:value-type="float" office:value="11000" calcext:value-type="float">
            <text:p>11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08000" calcext:value-type="float">
            <text:p>10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มุทรปราการ</text:p>
          </table:table-cell>
          <table:table-cell office:value-type="float" office:value="1931726" calcext:value-type="float">
            <text:p>1931726</text:p>
          </table:table-cell>
          <table:table-cell office:value-type="float" office:value="1352208" calcext:value-type="float">
            <text:p>1352208</text:p>
          </table:table-cell>
          <table:table-cell office:value-type="float" office:value="36600" calcext:value-type="float">
            <text:p>366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487000" calcext:value-type="float">
            <text:p>487000</text:p>
          </table:table-cell>
          <table:table-cell office:value-type="float" office:value="592000" calcext:value-type="float">
            <text:p>592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มุทรสงคราม</text:p>
          </table:table-cell>
          <table:table-cell office:value-type="float" office:value="204017" calcext:value-type="float">
            <text:p>204017</text:p>
          </table:table-cell>
          <table:table-cell office:value-type="float" office:value="142812" calcext:value-type="float">
            <text:p>142812</text:p>
          </table:table-cell>
          <table:table-cell office:value-type="float" office:value="7020" calcext:value-type="float">
            <text:p>7020</text:p>
          </table:table-cell>
          <table:table-cell office:value-type="float" office:value="14000" calcext:value-type="float">
            <text:p>14000</text:p>
          </table:table-cell>
          <table:table-cell office:value-type="float" office:value="7000" calcext:value-type="float">
            <text:p>7000</text:p>
          </table:table-cell>
          <table:table-cell office:value-type="float" office:value="31000" calcext:value-type="float">
            <text:p>31000</text:p>
          </table:table-cell>
          <table:table-cell office:value-type="float" office:value="84000" calcext:value-type="float">
            <text:p>8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มุทรสาคร</text:p>
          </table:table-cell>
          <table:table-cell office:value-type="float" office:value="953167" calcext:value-type="float">
            <text:p>953167</text:p>
          </table:table-cell>
          <table:table-cell office:value-type="float" office:value="667217" calcext:value-type="float">
            <text:p>667217</text:p>
          </table:table-cell>
          <table:table-cell office:value-type="float" office:value="107920" calcext:value-type="float">
            <text:p>107920</text:p>
          </table:table-cell>
          <table:table-cell office:value-type="float" office:value="56000" calcext:value-type="float">
            <text:p>56000</text:p>
          </table:table-cell>
          <table:table-cell office:value-type="float" office:value="336000" calcext:value-type="float">
            <text:p>336000</text:p>
          </table:table-cell>
          <table:table-cell office:value-type="float" office:value="168000" calcext:value-type="float">
            <text:p>168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ระแก้ว</text:p>
          </table:table-cell>
          <table:table-cell office:value-type="float" office:value="586286" calcext:value-type="float">
            <text:p>586286</text:p>
          </table:table-cell>
          <table:table-cell office:value-type="float" office:value="410400" calcext:value-type="float">
            <text:p>410400</text:p>
          </table:table-cell>
          <table:table-cell office:value-type="float" office:value="12420" calcext:value-type="float">
            <text:p>12420</text:p>
          </table:table-cell>
          <table:table-cell office:value-type="float" office:value="16000" calcext:value-type="float">
            <text:p>16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19000" calcext:value-type="float">
            <text:p>21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ระบุรี</text:p>
          </table:table-cell>
          <table:table-cell office:value-type="float" office:value="720144" calcext:value-type="float">
            <text:p>720144</text:p>
          </table:table-cell>
          <table:table-cell office:value-type="float" office:value="504101" calcext:value-type="float">
            <text:p>504101</text:p>
          </table:table-cell>
          <table:table-cell office:value-type="float" office:value="12820" calcext:value-type="float">
            <text:p>12820</text:p>
          </table:table-cell>
          <table:table-cell office:value-type="float" office:value="118000" calcext:value-type="float">
            <text:p>1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29000" calcext:value-type="float">
            <text:p>32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ิงห์บุรี</text:p>
          </table:table-cell>
          <table:table-cell office:value-type="float" office:value="214664" calcext:value-type="float">
            <text:p>214664</text:p>
          </table:table-cell>
          <table:table-cell office:value-type="float" office:value="150265" calcext:value-type="float">
            <text:p>150265</text:p>
          </table:table-cell>
          <table:table-cell office:value-type="float" office:value="5740" calcext:value-type="float">
            <text:p>5740</text:p>
          </table:table-cell>
          <table:table-cell office:value-type="float" office:value="10000" calcext:value-type="float">
            <text:p>10000</text:p>
          </table:table-cell>
          <table:table-cell office:value-type="float" office:value="7000" calcext:value-type="float">
            <text:p>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94000" calcext:value-type="float">
            <text:p>9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ุโขทัย</text:p>
          </table:table-cell>
          <table:table-cell office:value-type="float" office:value="596902" calcext:value-type="float">
            <text:p>596902</text:p>
          </table:table-cell>
          <table:table-cell office:value-type="float" office:value="417831" calcext:value-type="float">
            <text:p>417831</text:p>
          </table:table-cell>
          <table:table-cell office:value-type="float" office:value="8460" calcext:value-type="float">
            <text:p>8460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94000" calcext:value-type="float">
            <text:p>94000</text:p>
          </table:table-cell>
          <table:table-cell office:value-type="float" office:value="270000" calcext:value-type="float">
            <text:p>27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ุพรรณบุรี</text:p>
          </table:table-cell>
          <table:table-cell office:value-type="float" office:value="850708" calcext:value-type="float">
            <text:p>850708</text:p>
          </table:table-cell>
          <table:table-cell office:value-type="float" office:value="595496" calcext:value-type="float">
            <text:p>595496</text:p>
          </table:table-cell>
          <table:table-cell office:value-type="float" office:value="12240" calcext:value-type="float">
            <text:p>12240</text:p>
          </table:table-cell>
          <table:table-cell office:value-type="float" office:value="23000" calcext:value-type="float">
            <text:p>23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391000" calcext:value-type="float">
            <text:p>39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ุราษฏร์ธานี</text:p>
          </table:table-cell>
          <table:table-cell office:value-type="float" office:value="1144089" calcext:value-type="float">
            <text:p>1144089</text:p>
          </table:table-cell>
          <table:table-cell office:value-type="float" office:value="800862" calcext:value-type="float">
            <text:p>800862</text:p>
          </table:table-cell>
          <table:table-cell office:value-type="float" office:value="65260" calcext:value-type="float">
            <text:p>65260</text:p>
          </table:table-cell>
          <table:table-cell office:value-type="float" office:value="8800" calcext:value-type="float">
            <text:p>8800</text:p>
          </table:table-cell>
          <table:table-cell office:value-type="float" office:value="427000" calcext:value-type="float">
            <text:p>427000</text:p>
          </table:table-cell>
          <table:table-cell office:value-type="float" office:value="221000" calcext:value-type="float">
            <text:p>22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สุรินทร์</text:p>
          </table:table-cell>
          <table:table-cell office:value-type="float" office:value="1392583" calcext:value-type="float">
            <text:p>1392583</text:p>
          </table:table-cell>
          <table:table-cell office:value-type="float" office:value="974808" calcext:value-type="float">
            <text:p>974808</text:p>
          </table:table-cell>
          <table:table-cell office:value-type="float" office:value="17260" calcext:value-type="float">
            <text:p>17260</text:p>
          </table:table-cell>
          <table:table-cell office:value-type="float" office:value="67000" calcext:value-type="float">
            <text:p>6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201000" calcext:value-type="float">
            <text:p>201000</text:p>
          </table:table-cell>
          <table:table-cell office:value-type="float" office:value="642000" calcext:value-type="float">
            <text:p>64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หนองคาย</text:p>
          </table:table-cell>
          <table:table-cell office:value-type="float" office:value="519027" calcext:value-type="float">
            <text:p>519027</text:p>
          </table:table-cell>
          <table:table-cell office:value-type="float" office:value="363319" calcext:value-type="float">
            <text:p>363319</text:p>
          </table:table-cell>
          <table:table-cell office:value-type="float" office:value="8605" calcext:value-type="float">
            <text:p>8605</text:p>
          </table:table-cell>
          <table:table-cell office:value-type="float" office:value="21000" calcext:value-type="float">
            <text:p>2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88000" calcext:value-type="float">
            <text:p>18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หนองบัวลำภู</text:p>
          </table:table-cell>
          <table:table-cell office:value-type="float" office:value="523860" calcext:value-type="float">
            <text:p>523860</text:p>
          </table:table-cell>
          <table:table-cell office:value-type="float" office:value="366702" calcext:value-type="float">
            <text:p>366702</text:p>
          </table:table-cell>
          <table:table-cell office:value-type="float" office:value="6585" calcext:value-type="float">
            <text:p>6585</text:p>
          </table:table-cell>
          <table:table-cell office:value-type="float" office:value="36000" calcext:value-type="float">
            <text:p>36000</text:p>
          </table:table-cell>
          <table:table-cell office:value-type="float" office:value="14000" calcext:value-type="float">
            <text:p>14000</text:p>
          </table:table-cell>
          <table:table-cell office:value-type="float" office:value="79000" calcext:value-type="float">
            <text:p>79000</text:p>
          </table:table-cell>
          <table:table-cell office:value-type="float" office:value="230000" calcext:value-type="float">
            <text:p>23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อ่างทอง</text:p>
          </table:table-cell>
          <table:table-cell office:value-type="float" office:value="292158" calcext:value-type="float">
            <text:p>292158</text:p>
          </table:table-cell>
          <table:table-cell office:value-type="float" office:value="204511" calcext:value-type="float">
            <text:p>204511</text:p>
          </table:table-cell>
          <table:table-cell office:value-type="float" office:value="5660" calcext:value-type="float">
            <text:p>5660</text:p>
          </table:table-cell>
          <table:table-cell office:value-type="float" office:value="34000" calcext:value-type="float">
            <text:p>3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31000" calcext:value-type="float">
            <text:p>13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อำนาจเจริญ</text:p>
          </table:table-cell>
          <table:table-cell office:value-type="float" office:value="376195" calcext:value-type="float">
            <text:p>376195</text:p>
          </table:table-cell>
          <table:table-cell office:value-type="float" office:value="263337" calcext:value-type="float">
            <text:p>263337</text:p>
          </table:table-cell>
          <table:table-cell office:value-type="float" office:value="5480" calcext:value-type="float">
            <text:p>5480</text:p>
          </table:table-cell>
          <table:table-cell office:value-type="float" office:value="18000" calcext:value-type="float">
            <text:p>18000</text:p>
          </table:table-cell>
          <table:table-cell office:value-type="float" office:value="13000" calcext:value-type="float">
            <text:p>13000</text:p>
          </table:table-cell>
          <table:table-cell office:value-type="float" office:value="59000" calcext:value-type="float">
            <text:p>59000</text:p>
          </table:table-cell>
          <table:table-cell office:value-type="float" office:value="168000" calcext:value-type="float">
            <text:p>16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อุดรธานี</text:p>
          </table:table-cell>
          <table:table-cell office:value-type="float" office:value="1565739" calcext:value-type="float">
            <text:p>1565739</text:p>
          </table:table-cell>
          <table:table-cell office:value-type="float" office:value="1096018" calcext:value-type="float">
            <text:p>1096018</text:p>
          </table:table-cell>
          <table:table-cell office:value-type="float" office:value="25430" calcext:value-type="float">
            <text:p>25430</text:p>
          </table:table-cell>
          <table:table-cell office:value-type="float" office:value="246000" calcext:value-type="float">
            <text:p>246000</text:p>
          </table:table-cell>
          <table:table-cell table:number-columns-repeated="2" office:value-type="float" office:value="54000" calcext:value-type="float">
            <text:p>54000</text:p>
          </table:table-cell>
          <table:table-cell office:value-type="float" office:value="717000" calcext:value-type="float">
            <text:p>71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อุตรดิตถ์</text:p>
          </table:table-cell>
          <table:table-cell office:value-type="float" office:value="455259" calcext:value-type="float">
            <text:p>455259</text:p>
          </table:table-cell>
          <table:table-cell office:value-type="float" office:value="318681" calcext:value-type="float">
            <text:p>318681</text:p>
          </table:table-cell>
          <table:table-cell office:value-type="float" office:value="7720" calcext:value-type="float">
            <text:p>7720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72000" calcext:value-type="float">
            <text:p>72000</text:p>
          </table:table-cell>
          <table:table-cell office:value-type="float" office:value="208000" calcext:value-type="float">
            <text:p>20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อุทัยธานี</text:p>
          </table:table-cell>
          <table:table-cell office:value-type="float" office:value="233988" calcext:value-type="float">
            <text:p>233988</text:p>
          </table:table-cell>
          <table:table-cell office:value-type="float" office:value="163792" calcext:value-type="float">
            <text:p>163792</text:p>
          </table:table-cell>
          <table:table-cell office:value-type="float" office:value="5780" calcext:value-type="float">
            <text:p>5780</text:p>
          </table:table-cell>
          <table:table-cell office:value-type="float" office:value="32000" calcext:value-type="float">
            <text:p>32000</text:p>
          </table:table-cell>
          <table:table-cell office:value-type="float" office:value="5000" calcext:value-type="float">
            <text:p>5000</text:p>
          </table:table-cell>
          <table:table-cell office:value-type="float" office:value="21000" calcext:value-type="float">
            <text:p>21000</text:p>
          </table:table-cell>
          <table:table-cell office:value-type="float" office:value="101000" calcext:value-type="float">
            <text:p>10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อุบลราชธานี</text:p>
          </table:table-cell>
          <table:table-cell office:value-type="float" office:value="1799873" calcext:value-type="float">
            <text:p>1799873</text:p>
          </table:table-cell>
          <table:table-cell office:value-type="float" office:value="1259911" calcext:value-type="float">
            <text:p>1259911</text:p>
          </table:table-cell>
          <table:table-cell office:value-type="float" office:value="23980" calcext:value-type="float">
            <text:p>23980</text:p>
          </table:table-cell>
          <table:table-cell office:value-type="float" office:value="87000" calcext:value-type="float">
            <text:p>87000</text:p>
          </table:table-cell>
          <table:table-cell office:value-type="float" office:value="74000" calcext:value-type="float">
            <text:p>74000</text:p>
          </table:table-cell>
          <table:table-cell office:value-type="float" office:value="284000" calcext:value-type="float">
            <text:p>284000</text:p>
          </table:table-cell>
          <table:table-cell office:value-type="float" office:value="791000" calcext:value-type="float">
            <text:p>791000</text:p>
          </table:table-cell>
          <table:table-cell table:number-columns-repeated="1016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7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2T21:47:23.763435911</meta:creation-date>
    <dc:date>2021-05-22T22:51:44.648091681</dc:date>
    <meta:editing-duration>PT37M6S</meta:editing-duration>
    <meta:editing-cycles>8</meta:editing-cycles>
    <meta:generator>LibreOffice/7.1.3.2$Linux_X86_64 LibreOffice_project/10$Build-2</meta:generator>
    <meta:document-statistic meta:table-count="1" meta:cell-count="624" meta:object-count="0"/>
  </office:meta>
</office:document-meta>
</file>